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Consolas, Menlo, Courier, monospace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0f562"/>
    </style:style>
    <style:style style:name="P3" style:family="paragraph" style:parent-style-name="Standard">
      <style:paragraph-properties fo:text-align="start" style:justify-single-word="false"/>
      <style:text-properties officeooo:paragraph-rsid="0013dc54"/>
    </style:style>
    <style:style style:name="P4" style:family="paragraph" style:parent-style-name="Standard">
      <style:paragraph-properties fo:text-align="start" style:justify-single-word="false"/>
      <style:text-properties officeooo:paragraph-rsid="00276bd7"/>
    </style:style>
    <style:style style:name="P5" style:family="paragraph" style:parent-style-name="Standard">
      <style:paragraph-properties fo:text-align="start" style:justify-single-word="false"/>
      <style:text-properties officeooo:paragraph-rsid="002ae397"/>
    </style:style>
    <style:style style:name="P6" style:family="paragraph" style:parent-style-name="Standard">
      <style:paragraph-properties fo:text-align="start" style:justify-single-word="false"/>
      <style:text-properties officeooo:paragraph-rsid="002c8494"/>
    </style:style>
    <style:style style:name="P7" style:family="paragraph" style:parent-style-name="Standard">
      <style:paragraph-properties fo:text-align="start" style:justify-single-word="false"/>
      <style:text-properties officeooo:paragraph-rsid="002e1c09"/>
    </style:style>
    <style:style style:name="P8" style:family="paragraph" style:parent-style-name="Standard">
      <style:paragraph-properties fo:text-align="start" style:justify-single-word="false"/>
      <style:text-properties officeooo:paragraph-rsid="002fab0a"/>
    </style:style>
    <style:style style:name="P9" style:family="paragraph" style:parent-style-name="Standard">
      <style:paragraph-properties fo:text-align="start" style:justify-single-word="false"/>
      <style:text-properties officeooo:paragraph-rsid="0032b9cd"/>
    </style:style>
    <style:style style:name="P10" style:family="paragraph" style:parent-style-name="Standard">
      <style:paragraph-properties fo:text-align="start" style:justify-single-word="false"/>
      <style:text-properties officeooo:paragraph-rsid="00a60264"/>
    </style:style>
    <style:style style:name="P11" style:family="paragraph" style:parent-style-name="Standard">
      <style:paragraph-properties fo:text-align="start" style:justify-single-word="false"/>
      <style:text-properties officeooo:rsid="0004c10a" officeooo:paragraph-rsid="0020f562"/>
    </style:style>
    <style:style style:name="P12" style:family="paragraph" style:parent-style-name="Standard">
      <style:paragraph-properties fo:text-align="start" style:justify-single-word="false"/>
      <style:text-properties officeooo:rsid="000e9032" officeooo:paragraph-rsid="0020f562"/>
    </style:style>
    <style:style style:name="P13" style:family="paragraph" style:parent-style-name="Standard">
      <style:paragraph-properties fo:text-align="start" style:justify-single-word="false"/>
      <style:text-properties officeooo:rsid="0013dc54" officeooo:paragraph-rsid="0020f562"/>
    </style:style>
    <style:style style:name="P14" style:family="paragraph" style:parent-style-name="Standard">
      <style:paragraph-properties fo:text-align="start" style:justify-single-word="false"/>
      <style:text-properties officeooo:rsid="003424ef" officeooo:paragraph-rsid="003424ef"/>
    </style:style>
    <style:style style:name="P15" style:family="paragraph" style:parent-style-name="Standard">
      <style:paragraph-properties fo:text-align="start" style:justify-single-word="false"/>
      <style:text-properties officeooo:rsid="003424ef" officeooo:paragraph-rsid="0034c971"/>
    </style:style>
    <style:style style:name="P16" style:family="paragraph" style:parent-style-name="Standard">
      <style:paragraph-properties fo:text-align="start" style:justify-single-word="false"/>
      <style:text-properties officeooo:rsid="003424ef" officeooo:paragraph-rsid="00363b76"/>
    </style:style>
    <style:style style:name="P17" style:family="paragraph" style:parent-style-name="Standard">
      <style:paragraph-properties fo:text-align="start" style:justify-single-word="false"/>
      <style:text-properties officeooo:rsid="003424ef" officeooo:paragraph-rsid="003cd696"/>
    </style:style>
    <style:style style:name="P18" style:family="paragraph" style:parent-style-name="Standard">
      <style:paragraph-properties fo:text-align="start" style:justify-single-word="false"/>
      <style:text-properties officeooo:rsid="003424ef" officeooo:paragraph-rsid="0040e323"/>
    </style:style>
    <style:style style:name="P19" style:family="paragraph" style:parent-style-name="Standard">
      <style:paragraph-properties fo:text-align="start" style:justify-single-word="false"/>
      <style:text-properties officeooo:rsid="003424ef" officeooo:paragraph-rsid="00438fba"/>
    </style:style>
    <style:style style:name="P20" style:family="paragraph" style:parent-style-name="Standard">
      <style:paragraph-properties fo:text-align="start" style:justify-single-word="false"/>
      <style:text-properties officeooo:rsid="003424ef" officeooo:paragraph-rsid="00487f2e"/>
    </style:style>
    <style:style style:name="P21" style:family="paragraph" style:parent-style-name="Standard">
      <style:paragraph-properties fo:text-align="start" style:justify-single-word="false"/>
      <style:text-properties officeooo:rsid="004d4082" officeooo:paragraph-rsid="004d4082"/>
    </style:style>
    <style:style style:name="P22" style:family="paragraph" style:parent-style-name="Standard">
      <style:paragraph-properties fo:text-align="start" style:justify-single-word="false"/>
      <style:text-properties officeooo:rsid="004d4082" officeooo:paragraph-rsid="00575fad"/>
    </style:style>
    <style:style style:name="P23" style:family="paragraph" style:parent-style-name="Standard">
      <style:paragraph-properties fo:text-align="start" style:justify-single-word="false"/>
      <style:text-properties officeooo:rsid="004d4082" officeooo:paragraph-rsid="005c98d3"/>
    </style:style>
    <style:style style:name="P24" style:family="paragraph" style:parent-style-name="Standard">
      <style:paragraph-properties fo:text-align="start" style:justify-single-word="false"/>
      <style:text-properties officeooo:rsid="004d4082" officeooo:paragraph-rsid="0069e61b"/>
    </style:style>
    <style:style style:name="P25" style:family="paragraph" style:parent-style-name="Standard">
      <style:paragraph-properties fo:text-align="start" style:justify-single-word="false"/>
      <style:text-properties officeooo:rsid="004d4082" officeooo:paragraph-rsid="0072188a"/>
    </style:style>
    <style:style style:name="P26" style:family="paragraph" style:parent-style-name="Standard">
      <style:paragraph-properties fo:text-align="start" style:justify-single-word="false"/>
      <style:text-properties officeooo:rsid="004d4082" officeooo:paragraph-rsid="007992a2"/>
    </style:style>
    <style:style style:name="P27" style:family="paragraph" style:parent-style-name="Standard">
      <style:paragraph-properties fo:text-align="start" style:justify-single-word="false"/>
      <style:text-properties officeooo:rsid="004d4082" officeooo:paragraph-rsid="007d372a"/>
    </style:style>
    <style:style style:name="P28" style:family="paragraph" style:parent-style-name="Standard">
      <style:paragraph-properties fo:text-align="start" style:justify-single-word="false"/>
      <style:text-properties officeooo:rsid="004d4082" officeooo:paragraph-rsid="008e38b5"/>
    </style:style>
    <style:style style:name="P29" style:family="paragraph" style:parent-style-name="Standard">
      <style:paragraph-properties fo:text-align="start" style:justify-single-word="false"/>
      <style:text-properties officeooo:rsid="004d4082" officeooo:paragraph-rsid="009f1ff5"/>
    </style:style>
    <style:style style:name="P30" style:family="paragraph" style:parent-style-name="Standard">
      <style:paragraph-properties fo:text-align="start" style:justify-single-word="false"/>
      <style:text-properties officeooo:rsid="006fe1a5" officeooo:paragraph-rsid="006fe1a5"/>
    </style:style>
    <style:style style:name="P31" style:family="paragraph" style:parent-style-name="Standard">
      <style:paragraph-properties fo:text-align="start" style:justify-single-word="false"/>
      <style:text-properties officeooo:rsid="0087c0e9" officeooo:paragraph-rsid="008867e3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20f562"/>
    </style:style>
    <style:style style:name="P33" style:family="paragraph" style:parent-style-name="Standard" style:list-style-name="L3">
      <style:paragraph-properties fo:text-align="start" style:justify-single-word="false"/>
      <style:text-properties officeooo:paragraph-rsid="0020f562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fo:font-weight="bold" officeooo:rsid="0004c10a" officeooo:paragraph-rsid="0004c10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04c10a" officeooo:paragraph-rsid="0004c10a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style="italic" fo:font-weight="normal" officeooo:rsid="0004c10a" officeooo:paragraph-rsid="0020f562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style="italic" fo:font-weight="normal" officeooo:rsid="000ab2f0" officeooo:paragraph-rsid="0020f562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style="italic" fo:font-weight="normal" officeooo:rsid="000bdaaf" officeooo:paragraph-rsid="0020f562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style="italic" fo:font-weight="normal" officeooo:rsid="00829e39" officeooo:paragraph-rsid="007d372a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italic" fo:font-weight="normal" officeooo:rsid="00833e00" officeooo:paragraph-rsid="007d372a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style="italic" fo:font-weight="normal" officeooo:rsid="00833e00" officeooo:paragraph-rsid="00833e00" style:font-size-asian="14pt" style:font-style-asian="italic" style:font-weight-asian="normal" style:font-size-complex="14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style="italic" fo:font-weight="normal" officeooo:rsid="0087c0e9" officeooo:paragraph-rsid="007d372a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fo:font-weight="normal" officeooo:rsid="0087c0e9" officeooo:paragraph-rsid="0087c0e9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style="italic" fo:font-weight="normal" officeooo:rsid="008a59d6" officeooo:paragraph-rsid="008867e3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style="italic" fo:font-weight="normal" officeooo:rsid="0091ad71" officeooo:paragraph-rsid="008e38b5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italic" fo:font-weight="normal" officeooo:rsid="0091d438" officeooo:paragraph-rsid="008e38b5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style="italic" fo:font-weight="normal" officeooo:rsid="0099fd5d" officeooo:paragraph-rsid="008e38b5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italic" fo:font-weight="normal" officeooo:rsid="00a18ee0" officeooo:paragraph-rsid="009f1ff5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style="italic" fo:font-weight="normal" officeooo:rsid="00a45083" officeooo:paragraph-rsid="009f1ff5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style="italic" fo:font-weight="normal" officeooo:rsid="00a60264" officeooo:paragraph-rsid="00a60264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style="italic" fo:font-weight="normal" officeooo:rsid="00ab2652" officeooo:paragraph-rsid="00a60264" style:font-size-asian="14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style="italic" fo:font-weight="normal" officeooo:rsid="00ad70a5" officeooo:paragraph-rsid="00a60264" style:font-size-asian="14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style="italic" fo:font-weight="bold" officeooo:rsid="002e1c09" officeooo:paragraph-rsid="002fab0a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4pt" fo:font-style="italic" fo:font-weight="bold" officeooo:rsid="0080b905" officeooo:paragraph-rsid="007d372a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4pt" fo:font-style="italic" fo:font-weight="bold" officeooo:rsid="00974187" officeooo:paragraph-rsid="008e38b5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4pt" fo:font-style="italic" fo:font-weight="bold" officeooo:rsid="009f1ff5" officeooo:paragraph-rsid="009f1ff5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4pt" fo:font-style="normal" fo:font-weight="normal" officeooo:rsid="00311214" officeooo:paragraph-rsid="002fab0a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style="normal" fo:font-weight="normal" officeooo:rsid="003424ef" officeooo:paragraph-rsid="003424ef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style="normal" fo:font-weight="normal" officeooo:rsid="00363b76" officeooo:paragraph-rsid="00363b76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style="normal" fo:font-weight="normal" officeooo:rsid="0034c971" officeooo:paragraph-rsid="00363b76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style="normal" fo:font-weight="normal" officeooo:rsid="003f3576" officeooo:paragraph-rsid="0040e323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style="normal" fo:font-weight="normal" officeooo:rsid="00421484" officeooo:paragraph-rsid="00438fba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style="normal" fo:font-weight="normal" officeooo:rsid="0048350c" officeooo:paragraph-rsid="00487f2e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style="normal" fo:font-weight="normal" officeooo:rsid="004b0e67" officeooo:paragraph-rsid="003424ef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fo:font-weight="normal" officeooo:rsid="004edfa1" officeooo:paragraph-rsid="004d4082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style="normal" fo:font-weight="normal" officeooo:rsid="0053c878" officeooo:paragraph-rsid="004d4082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style="normal" fo:font-weight="normal" officeooo:rsid="004d4082" officeooo:paragraph-rsid="004d4082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style="normal" fo:font-weight="normal" officeooo:rsid="0059e64f" officeooo:paragraph-rsid="00575fad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fo:font-style="normal" fo:font-weight="normal" officeooo:rsid="00675089" officeooo:paragraph-rsid="0069e61b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style="normal" fo:font-weight="normal" officeooo:rsid="006b0d73" officeooo:paragraph-rsid="005c98d3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fo:font-style="normal" fo:font-weight="normal" officeooo:rsid="0070b436" officeooo:paragraph-rsid="006fe1a5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font-style="normal" fo:font-weight="normal" officeooo:rsid="006fe1a5" officeooo:paragraph-rsid="006fe1a5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style="normal" fo:font-weight="normal" officeooo:rsid="007992a2" officeooo:paragraph-rsid="0072188a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4pt" fo:font-style="normal" fo:font-weight="bold" officeooo:rsid="002fab0a" officeooo:paragraph-rsid="00575fad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4pt" fo:font-style="normal" fo:font-weight="bold" officeooo:rsid="002fab0a" officeooo:paragraph-rsid="005c98d3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4pt" fo:font-style="normal" fo:font-weight="bold" officeooo:rsid="00675089" officeooo:paragraph-rsid="005c98d3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4pt" fo:font-style="normal" fo:font-weight="bold" officeooo:rsid="0069e61b" officeooo:paragraph-rsid="005c98d3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4pt" fo:font-style="normal" fo:font-weight="bold" officeooo:rsid="0069e61b" officeooo:paragraph-rsid="0072188a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 style:list-style-name="L4">
      <style:paragraph-properties fo:text-align="start" style:justify-single-word="false"/>
      <style:text-properties officeooo:rsid="0013dc54" officeooo:paragraph-rsid="0020f562"/>
    </style:style>
    <style:style style:name="P80" style:family="paragraph" style:parent-style-name="Standard">
      <style:paragraph-properties fo:text-align="start" style:justify-single-word="false"/>
      <style:text-properties officeooo:rsid="00276bd7" officeooo:paragraph-rsid="00276bd7"/>
    </style:style>
    <style:style style:name="P81" style:family="paragraph" style:parent-style-name="Standard">
      <style:paragraph-properties fo:text-align="start" style:justify-single-word="false"/>
      <style:text-properties officeooo:rsid="002ae397" officeooo:paragraph-rsid="002ae397"/>
    </style:style>
    <style:style style:name="P82" style:family="paragraph" style:parent-style-name="Standard">
      <style:paragraph-properties fo:text-align="start" style:justify-single-word="false"/>
      <style:text-properties officeooo:rsid="002ae397" officeooo:paragraph-rsid="002c07a6"/>
    </style:style>
    <style:style style:name="P83" style:family="paragraph" style:parent-style-name="Standard">
      <style:paragraph-properties fo:text-align="start" style:justify-single-word="false"/>
      <style:text-properties officeooo:rsid="002ae397" officeooo:paragraph-rsid="002c8494"/>
    </style:style>
    <style:style style:name="P84" style:family="paragraph" style:parent-style-name="Text_20_body">
      <style:text-properties officeooo:paragraph-rsid="00b45997"/>
    </style:style>
    <style:style style:name="P85" style:family="paragraph" style:parent-style-name="Text_20_body">
      <style:text-properties officeooo:paragraph-rsid="00b64973"/>
    </style:style>
    <style:style style:name="P86" style:family="paragraph" style:parent-style-name="Text_20_body">
      <style:text-properties officeooo:paragraph-rsid="00b9268a"/>
    </style:style>
    <style:style style:name="P87" style:family="paragraph" style:parent-style-name="Text_20_body">
      <style:text-properties officeooo:paragraph-rsid="00b96149"/>
    </style:style>
    <style:style style:name="P88" style:family="paragraph" style:parent-style-name="Text_20_body">
      <style:text-properties officeooo:paragraph-rsid="00b99c33"/>
    </style:style>
    <style:style style:name="P89" style:family="paragraph" style:parent-style-name="Text_20_body">
      <style:text-properties officeooo:paragraph-rsid="00bb6bb2"/>
    </style:style>
    <style:style style:name="P90" style:family="paragraph" style:parent-style-name="Text_20_body">
      <style:text-properties officeooo:paragraph-rsid="00bba435"/>
    </style:style>
    <style:style style:name="P91" style:family="paragraph" style:parent-style-name="Text_20_body">
      <style:text-properties officeooo:paragraph-rsid="00bcf66d"/>
    </style:style>
    <style:style style:name="P92" style:family="paragraph" style:parent-style-name="Text_20_body">
      <style:text-properties officeooo:paragraph-rsid="00bdd0d0"/>
    </style:style>
    <style:style style:name="P93" style:family="paragraph" style:parent-style-name="Preformatted_20_Text">
      <style:paragraph-properties fo:margin-top="0in" fo:margin-bottom="0.1563in" loext:contextual-spacing="false" style:line-height-at-least="0.2291in" fo:orphans="2" fo:widows="2"/>
    </style:style>
    <style:style style:name="T1" style:family="text">
      <style:text-properties fo:font-size="14pt" fo:font-weight="bold" officeooo:rsid="0004c10a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bee415" style:font-size-asian="14pt" style:font-weight-asian="bold" style:font-size-complex="14pt" style:font-weight-complex="bold"/>
    </style:style>
    <style:style style:name="T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fo:font-weight="normal" officeooo:rsid="00067c66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fo:font-weight="normal" officeooo:rsid="000835b6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fo:font-weight="normal" officeooo:rsid="0008c342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fo:font-weight="normal" officeooo:rsid="0009d986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italic" fo:font-weight="normal" officeooo:rsid="000ab2f0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0bdaaf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fo:font-weight="normal" officeooo:rsid="000c1478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04c10a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829e39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833e00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8478f9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fo:font-weight="normal" officeooo:rsid="0085eca3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italic" fo:font-weight="normal" officeooo:rsid="0087c0e9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8867e3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8a59d6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8bb708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8daf73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91ad71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91d438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92d391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9402e9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94fbad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italic" fo:font-weight="normal" officeooo:rsid="0099fd5d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size="14pt" fo:font-style="italic" fo:font-weight="normal" officeooo:rsid="009ac7e3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ize="14pt" fo:font-style="italic" fo:font-weight="normal" officeooo:rsid="009b3900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size="14pt" fo:font-style="italic" fo:font-weight="normal" officeooo:rsid="009b409e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size="14pt" fo:font-style="italic" fo:font-weight="normal" officeooo:rsid="009ca860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size="14pt" fo:font-style="italic" fo:font-weight="normal" officeooo:rsid="009dff3a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4pt" fo:font-style="italic" fo:font-weight="normal" officeooo:rsid="00a18ee0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14pt" fo:font-style="italic" fo:font-weight="normal" officeooo:rsid="00a45083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size="14pt" fo:font-style="italic" fo:font-weight="normal" officeooo:rsid="00a60264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fo:font-style="italic" fo:font-weight="normal" officeooo:rsid="00a67f87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italic" fo:font-weight="normal" officeooo:rsid="00a80353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ize="14pt" fo:font-style="italic" fo:font-weight="normal" officeooo:rsid="00a8ee99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font-size="14pt" fo:font-style="italic" fo:font-weight="normal" officeooo:rsid="00aa8c6d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size="14pt" fo:font-style="italic" fo:font-weight="normal" officeooo:rsid="00ab2652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font-size="14pt" fo:font-style="italic" fo:font-weight="normal" officeooo:rsid="00ac42e4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size="14pt" fo:font-style="italic" fo:font-weight="normal" officeooo:rsid="00ad70a5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fo:font-size="14pt" fo:font-style="italic" fo:font-weight="normal" officeooo:rsid="00af724d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fo:font-size="14pt" fo:font-style="italic" fo:font-weight="bold" officeooo:rsid="0020f562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fo:font-size="14pt" fo:font-style="italic" fo:font-weight="bold" officeooo:rsid="002ae397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size="14pt" fo:font-style="italic" fo:font-weight="bold" officeooo:rsid="002e1c09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fo:font-size="14pt" fo:font-style="italic" fo:font-weight="bold" officeooo:rsid="007e4cf5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fo:font-size="14pt" fo:font-style="italic" fo:font-weight="bold" officeooo:rsid="007f7c00" style:font-size-asian="14pt" style:font-style-asian="italic" style:font-weight-asian="bold" style:font-size-complex="14pt" style:font-style-complex="italic" style:font-weight-complex="bold"/>
    </style:style>
    <style:style style:name="T48" style:family="text">
      <style:text-properties fo:font-size="14pt" fo:font-style="italic" fo:font-weight="bold" officeooo:rsid="0080b905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fo:font-size="14pt" fo:font-style="italic" fo:font-weight="bold" officeooo:rsid="008fc75a" style:font-size-asian="14pt" style:font-style-asian="italic" style:font-weight-asian="bold" style:font-size-complex="14pt" style:font-style-complex="italic" style:font-weight-complex="bold"/>
    </style:style>
    <style:style style:name="T50" style:family="text">
      <style:text-properties fo:font-size="14pt" fo:font-style="italic" fo:font-weight="bold" officeooo:rsid="0090fe1b" style:font-size-asian="14pt" style:font-style-asian="italic" style:font-weight-asian="bold" style:font-size-complex="14pt" style:font-style-complex="italic" style:font-weight-complex="bold"/>
    </style:style>
    <style:style style:name="T51" style:family="text">
      <style:text-properties fo:font-size="14pt" fo:font-style="italic" fo:font-weight="bold" officeooo:rsid="0091ad71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fo:font-style="italic" fo:font-weight="bold" officeooo:rsid="00969618" style:font-size-asian="14pt" style:font-style-asian="italic" style:font-weight-asian="bold" style:font-size-complex="14pt" style:font-style-complex="italic" style:font-weight-complex="bold"/>
    </style:style>
    <style:style style:name="T53" style:family="text">
      <style:text-properties fo:font-size="14pt" fo:font-style="italic" fo:font-weight="bold" officeooo:rsid="00974187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font-style="italic" fo:font-weight="bold" officeooo:rsid="009f1ff5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size="14pt" fo:font-style="normal" fo:font-weight="bold" officeooo:rsid="0004c10a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size="14pt" fo:font-style="normal" fo:font-weight="bold" officeooo:rsid="002fab0a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size="14pt" fo:font-style="normal" fo:font-weight="bold" officeooo:rsid="00575fa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size="14pt" fo:font-style="normal" fo:font-weight="bold" officeooo:rsid="0059e64f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size="14pt" fo:font-style="normal" fo:font-weight="bold" officeooo:rsid="005c98d3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size="14pt" fo:font-style="normal" fo:font-weight="bold" officeooo:rsid="00675089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size="14pt" fo:font-style="normal" fo:font-weight="bold" officeooo:rsid="0069e61b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size="14pt" fo:font-style="normal" fo:font-weight="bold" officeooo:rsid="006b0d73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size="14pt" fo:font-style="normal" fo:font-weight="bold" officeooo:rsid="0072188a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size="14pt" fo:font-style="normal" fo:font-weight="bold" officeooo:rsid="008e38b5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size="14pt" fo:font-style="normal" fo:font-weight="bold" officeooo:rsid="009f1ff5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size="14pt" fo:font-style="normal" fo:font-weight="normal" officeooo:rsid="002fab0a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4pt" fo:font-style="normal" fo:font-weight="normal" officeooo:rsid="00311214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4pt" fo:font-style="normal" fo:font-weight="normal" officeooo:rsid="0032b9cd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4pt" fo:font-style="normal" fo:font-weight="normal" officeooo:rsid="003424ef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size="14pt" fo:font-style="normal" fo:font-weight="normal" officeooo:rsid="0034c971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fo:font-weight="normal" officeooo:rsid="00363b76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size="14pt" fo:font-style="normal" fo:font-weight="normal" officeooo:rsid="003642f3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4pt" fo:font-style="normal" fo:font-weight="normal" officeooo:rsid="003824ca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font-style="normal" fo:font-weight="normal" officeooo:rsid="0039482e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font-style="normal" fo:font-weight="normal" officeooo:rsid="003ae285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size="14pt" fo:font-style="normal" fo:font-weight="normal" officeooo:rsid="003d4417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size="14pt" fo:font-style="normal" fo:font-weight="normal" officeooo:rsid="003f3576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size="14pt" fo:font-style="normal" fo:font-weight="normal" officeooo:rsid="0040e323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size="14pt" fo:font-style="normal" fo:font-weight="normal" officeooo:rsid="00421484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size="14pt" fo:font-style="normal" fo:font-weight="normal" officeooo:rsid="004533f9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size="14pt" fo:font-style="normal" fo:font-weight="normal" officeooo:rsid="0046bcb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size="14pt" fo:font-style="normal" fo:font-weight="normal" officeooo:rsid="0048350c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size="14pt" fo:font-style="normal" fo:font-weight="normal" officeooo:rsid="00487f2e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size="14pt" fo:font-style="normal" fo:font-weight="normal" officeooo:rsid="004a59ff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size="14pt" fo:font-style="normal" fo:font-weight="normal" officeooo:rsid="004b0e67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size="14pt" fo:font-style="normal" fo:font-weight="normal" officeooo:rsid="004b78dc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size="14pt" fo:font-style="normal" fo:font-weight="normal" officeooo:rsid="004edfa1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size="14pt" fo:font-style="normal" fo:font-weight="normal" officeooo:rsid="00507516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size="14pt" fo:font-style="normal" fo:font-weight="normal" officeooo:rsid="0053c878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size="14pt" fo:font-style="normal" fo:font-weight="normal" officeooo:rsid="0056544d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size="14pt" fo:font-style="normal" fo:font-weight="normal" officeooo:rsid="0059e64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size="14pt" fo:font-style="normal" fo:font-weight="normal" officeooo:rsid="005e512e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size="14pt" fo:font-style="normal" fo:font-weight="normal" officeooo:rsid="0060d4fe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size="14pt" fo:font-style="normal" fo:font-weight="normal" officeooo:rsid="00622102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size="14pt" fo:font-style="normal" fo:font-weight="normal" officeooo:rsid="006274e2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size="14pt" fo:font-style="normal" fo:font-weight="normal" officeooo:rsid="0064649c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size="14pt" fo:font-style="normal" fo:font-weight="normal" officeooo:rsid="00662308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size="14pt" fo:font-style="normal" fo:font-weight="normal" officeooo:rsid="00675089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size="14pt" fo:font-style="normal" fo:font-weight="normal" officeooo:rsid="00686a9a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size="14pt" fo:font-style="normal" fo:font-weight="normal" officeooo:rsid="006b0d73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size="14pt" fo:font-style="normal" fo:font-weight="normal" officeooo:rsid="006e6cf6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size="14pt" fo:font-style="normal" fo:font-weight="normal" officeooo:rsid="006f3a95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size="14pt" fo:font-style="normal" fo:font-weight="normal" officeooo:rsid="0070b436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size="14pt" fo:font-style="normal" fo:font-weight="normal" officeooo:rsid="007413e4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size="14pt" fo:font-style="normal" fo:font-weight="normal" officeooo:rsid="0075dd8c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size="14pt" fo:font-style="normal" fo:font-weight="normal" officeooo:rsid="0076afb3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size="14pt" fo:font-style="normal" fo:font-weight="normal" officeooo:rsid="0077bddf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size="14pt" fo:font-style="normal" fo:font-weight="normal" officeooo:rsid="007992a2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size="14pt" fo:font-style="normal" fo:font-weight="normal" officeooo:rsid="007ab998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size="14pt" fo:font-style="normal" fo:font-weight="normal" officeooo:rsid="007b0a9a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size="14pt" fo:font-style="normal" fo:font-weight="normal" officeooo:rsid="007ce6af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size="14pt" fo:font-style="normal" fo:font-weight="normal" officeooo:rsid="007d372a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style="italic" fo:font-weight="bold" officeooo:rsid="001128a0" style:font-style-asian="italic" style:font-weight-asian="bold" style:font-style-complex="italic" style:font-weight-complex="bold"/>
    </style:style>
    <style:style style:name="T115" style:family="text">
      <style:text-properties fo:font-style="italic" fo:font-weight="bold" officeooo:rsid="00124482" style:font-style-asian="italic" style:font-weight-asian="bold" style:font-style-complex="italic" style:font-weight-complex="bold"/>
    </style:style>
    <style:style style:name="T116" style:family="text">
      <style:text-properties fo:font-style="italic" fo:font-weight="bold" officeooo:rsid="00b35086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0b45997" style:font-style-asian="italic" style:font-weight-asian="bold" style:font-style-complex="italic" style:font-weight-complex="bold"/>
    </style:style>
    <style:style style:name="T118" style:family="text">
      <style:text-properties fo:font-style="italic" fo:font-weight="normal" officeooo:rsid="001128a0" style:font-style-asian="italic" style:font-weight-asian="normal" style:font-style-complex="italic" style:font-weight-complex="normal"/>
    </style:style>
    <style:style style:name="T119" style:family="text">
      <style:text-properties fo:font-style="italic" fo:font-weight="normal" officeooo:rsid="00124482" style:font-style-asian="italic" style:font-weight-asian="normal" style:font-style-complex="italic" style:font-weight-complex="normal"/>
    </style:style>
    <style:style style:name="T120" style:family="text">
      <style:text-properties fo:font-style="italic" fo:font-weight="normal" officeooo:rsid="0012a2f0" style:font-style-asian="italic" style:font-weight-asian="normal" style:font-style-complex="italic" style:font-weight-complex="normal"/>
    </style:style>
    <style:style style:name="T121" style:family="text">
      <style:text-properties fo:font-style="italic" fo:font-weight="normal" officeooo:rsid="00b64973" style:font-style-asian="italic" style:font-weight-asian="normal" style:font-style-complex="italic" style:font-weight-complex="normal"/>
    </style:style>
    <style:style style:name="T122" style:family="text">
      <style:text-properties fo:font-style="italic" fo:font-weight="normal" officeooo:rsid="00b83396" style:font-style-asian="italic" style:font-weight-asian="normal" style:font-style-complex="italic" style:font-weight-complex="normal"/>
    </style:style>
    <style:style style:name="T123" style:family="text">
      <style:text-properties fo:font-style="normal" fo:font-weight="normal" officeooo:rsid="001128a0" style:font-style-asian="normal" style:font-weight-asian="normal" style:font-style-complex="normal" style:font-weight-complex="normal"/>
    </style:style>
    <style:style style:name="T124" style:family="text">
      <style:text-properties style:text-position="0% 100%" fo:font-size="14pt" fo:font-style="normal" fo:font-weight="bold" officeooo:rsid="000c1478" style:font-size-asian="14pt" style:font-style-asian="normal" style:font-weight-asian="bold" style:font-size-complex="14pt" style:font-style-complex="normal" style:font-weight-complex="bold"/>
    </style:style>
    <style:style style:name="T125" style:family="text">
      <style:text-properties officeooo:rsid="000f3816"/>
    </style:style>
    <style:style style:name="T126" style:family="text">
      <style:text-properties officeooo:rsid="001036c0"/>
    </style:style>
    <style:style style:name="T127" style:family="text">
      <style:text-properties officeooo:rsid="001079d4"/>
    </style:style>
    <style:style style:name="T128" style:family="text">
      <style:text-properties officeooo:rsid="001128a0"/>
    </style:style>
    <style:style style:name="T129" style:family="text">
      <style:text-properties officeooo:rsid="00141d56"/>
    </style:style>
    <style:style style:name="T130" style:family="text">
      <style:text-properties officeooo:rsid="0015b29e"/>
    </style:style>
    <style:style style:name="T131" style:family="text">
      <style:text-properties officeooo:rsid="00175cce"/>
    </style:style>
    <style:style style:name="T132" style:family="text">
      <style:text-properties officeooo:rsid="0018b32d"/>
    </style:style>
    <style:style style:name="T133" style:family="text">
      <style:text-properties officeooo:rsid="002119c6"/>
    </style:style>
    <style:style style:name="T134" style:family="text">
      <style:text-properties officeooo:rsid="00230e3a"/>
    </style:style>
    <style:style style:name="T135" style:family="text">
      <style:text-properties officeooo:rsid="0026f223"/>
    </style:style>
    <style:style style:name="T136" style:family="text">
      <style:text-properties officeooo:rsid="00276bd7"/>
    </style:style>
    <style:style style:name="T137" style:family="text">
      <style:text-properties officeooo:rsid="002ae397"/>
    </style:style>
    <style:style style:name="T138" style:family="text">
      <style:text-properties officeooo:rsid="00b12cc6"/>
    </style:style>
    <style:style style:name="T139" style:family="text">
      <style:text-properties fo:font-variant="normal" fo:text-transform="none" fo:color="#0037b3" style:font-name="Liberation Mono" fo:font-size="10.5pt" fo:letter-spacing="normal" fo:font-style="normal" fo:font-weight="bold" officeooo:rsid="00b35086" style:font-style-asian="italic" style:font-weight-asian="bold" style:font-style-complex="italic" style:font-weight-complex="bold"/>
    </style:style>
    <style:style style:name="T140" style:family="text">
      <style:text-properties fo:font-variant="normal" fo:text-transform="none" fo:color="#0037b3" style:font-name="Liberation Mono" fo:font-size="10.5pt" fo:letter-spacing="normal" fo:font-style="normal" fo:font-weight="bold" officeooo:rsid="00b35086" fo:background-color="#f7f7f7" loext:char-shading-value="0" style:font-style-asian="italic" style:font-weight-asian="bold" style:font-style-complex="italic" style:font-weight-complex="bold" fo:padding="0in" fo:border="none"/>
    </style:style>
    <style:style style:name="T141" style:family="text">
      <style:text-properties fo:font-variant="normal" fo:text-transform="none" fo:color="#0037b3" style:font-name="Liberation Mono" fo:font-size="10.5pt" fo:letter-spacing="normal" fo:font-style="normal" fo:font-weight="bold" officeooo:rsid="00b35086" style:font-size-asian="12pt" style:font-style-asian="italic" style:font-weight-asian="bold" style:font-size-complex="12pt" style:font-style-complex="italic" style:font-weight-complex="bold"/>
    </style:style>
    <style:style style:name="T142" style:family="text">
      <style:text-properties fo:font-variant="normal" fo:text-transform="none" fo:color="#0037b3" style:font-name="Liberation Mono" fo:font-size="10.5pt" fo:letter-spacing="normal" fo:font-style="normal" fo:font-weight="bold" officeooo:rsid="00bdd0d0" style:font-size-asian="12pt" style:font-style-asian="italic" style:font-weight-asian="bold" style:font-size-complex="12pt" style:font-style-complex="italic" style:font-weight-complex="bold"/>
    </style:style>
    <style:style style:name="T143" style:family="text">
      <style:text-properties fo:font-variant="normal" fo:text-transform="none" fo:color="#000000" style:font-name="Liberation Mono" fo:font-size="10.5pt" fo:letter-spacing="normal" fo:font-style="normal" fo:font-weight="normal" officeooo:rsid="00b35086" style:font-style-asian="italic" style:font-weight-asian="bold" style:font-style-complex="italic" style:font-weight-complex="bold"/>
    </style:style>
    <style:style style:name="T144" style:family="text">
      <style:text-properties fo:font-variant="normal" fo:text-transform="none" fo:color="#000000" style:font-name="Liberation Mono" fo:font-size="10.5pt" fo:letter-spacing="normal" fo:font-style="normal" fo:font-weight="normal" officeooo:rsid="00b99c33" style:font-style-asian="italic" style:font-weight-asian="bold" style:font-style-complex="italic" style:font-weight-complex="bold"/>
    </style:style>
    <style:style style:name="T145" style:family="text">
      <style:text-properties fo:font-variant="normal" fo:text-transform="none" fo:color="#000000" style:font-name="Liberation Mono" fo:font-size="10.5pt" fo:letter-spacing="normal" fo:font-style="normal" fo:font-weight="normal" officeooo:rsid="00b35086" fo:background-color="#f7f7f7" loext:char-shading-value="0" style:font-style-asian="italic" style:font-weight-asian="bold" style:font-style-complex="italic" style:font-weight-complex="bold" fo:padding="0in" fo:border="none"/>
    </style:style>
    <style:style style:name="T146" style:family="text">
      <style:text-properties fo:font-variant="normal" fo:text-transform="none" fo:color="#000000" style:font-name="Liberation Mono" fo:font-size="10.5pt" fo:letter-spacing="normal" fo:font-style="normal" fo:font-weight="normal" fo:background-color="#f7f7f7" loext:char-shading-value="0" fo:padding="0in" fo:border="none"/>
    </style:style>
    <style:style style:name="T147" style:family="text">
      <style:text-properties fo:font-variant="normal" fo:text-transform="none" fo:color="#000000" style:font-name="Liberation Mono" fo:font-size="10.5pt" fo:letter-spacing="normal" fo:font-style="normal" fo:font-weight="normal" officeooo:rsid="00b35086" style:font-size-asian="12pt" style:font-style-asian="italic" style:font-weight-asian="bold" style:font-size-complex="12pt" style:font-style-complex="italic" style:font-weight-complex="bold"/>
    </style:style>
    <style:style style:name="T148" style:family="text">
      <style:text-properties fo:font-variant="normal" fo:text-transform="none" fo:color="#000000" style:font-name="Liberation Mono" fo:font-size="10.5pt" fo:letter-spacing="normal" fo:font-style="normal" fo:font-weight="normal" officeooo:rsid="00bdd0d0" style:font-size-asian="12pt" style:font-style-asian="italic" style:font-weight-asian="bold" style:font-size-complex="12pt" style:font-style-complex="italic" style:font-weight-complex="bold"/>
    </style:style>
    <style:style style:name="T149" style:family="text">
      <style:text-properties fo:font-variant="normal" fo:text-transform="none" fo:color="#000000" style:font-name="Liberation Serif" fo:font-size="12pt" fo:letter-spacing="normal" fo:font-style="italic" fo:font-weight="bold" officeooo:rsid="00b35086" style:font-size-asian="12pt" style:font-style-asian="italic" style:font-weight-asian="bold" style:font-size-complex="12pt" style:font-style-complex="italic" style:font-weight-complex="bold"/>
    </style:style>
    <style:style style:name="T150" style:family="text">
      <style:text-properties fo:font-variant="normal" fo:text-transform="none" fo:color="#000000" style:font-name="Liberation Serif" fo:font-size="12pt" fo:letter-spacing="normal" fo:font-style="italic" fo:font-weight="bold" officeooo:rsid="00b99c33" style:font-size-asian="12pt" style:font-style-asian="italic" style:font-weight-asian="bold" style:font-size-complex="12pt" style:font-style-complex="italic" style:font-weight-complex="bold"/>
    </style:style>
    <style:style style:name="T151" style:family="text">
      <style:text-properties fo:font-variant="normal" fo:text-transform="none" fo:color="#000000" style:font-name="Liberation Serif" fo:font-size="12pt" fo:letter-spacing="normal" fo:font-style="italic" fo:font-weight="bold" officeooo:rsid="00bb6bb2" style:font-size-asian="12pt" style:font-style-asian="italic" style:font-weight-asian="bold" style:font-size-complex="12pt" style:font-style-complex="italic" style:font-weight-complex="bold"/>
    </style:style>
    <style:style style:name="T152" style:family="text">
      <style:text-properties fo:font-variant="normal" fo:text-transform="none" fo:color="#000000" style:font-name="Liberation Serif" fo:font-size="12pt" fo:letter-spacing="normal" fo:font-style="italic" fo:font-weight="bold" officeooo:rsid="00bdd0d0" style:font-size-asian="12pt" style:font-style-asian="italic" style:font-weight-asian="bold" style:font-size-complex="12pt" style:font-style-complex="italic" style:font-weight-complex="bold"/>
    </style:style>
    <style:style style:name="T153" style:family="text">
      <style:text-properties fo:font-variant="normal" fo:text-transform="none" fo:color="#808080" style:font-name="Liberation Mono" fo:font-size="10.5pt" fo:letter-spacing="normal" fo:font-style="normal" fo:font-weight="normal" officeooo:rsid="00b35086" style:font-style-asian="italic" style:font-weight-asian="bold" style:font-style-complex="italic" style:font-weight-complex="bold"/>
    </style:style>
    <style:style style:name="T154" style:family="text">
      <style:text-properties fo:font-variant="normal" fo:text-transform="none" fo:color="#808080" style:font-name="Liberation Mono" fo:font-size="10.5pt" fo:letter-spacing="normal" fo:font-style="normal" fo:font-weight="normal" officeooo:rsid="00b35086" style:font-size-asian="12pt" style:font-style-asian="italic" style:font-weight-asian="bold" style:font-size-complex="12pt" style:font-style-complex="italic" style:font-weight-complex="bold"/>
    </style:style>
    <style:style style:name="T155" style:family="text">
      <style:text-properties fo:font-variant="normal" fo:text-transform="none" fo:color="#808080" style:font-name="Liberation Mono" fo:font-size="10.5pt" fo:letter-spacing="normal" fo:font-style="normal" fo:font-weight="normal" officeooo:rsid="00bdd0d0" style:font-size-asian="12pt" style:font-style-asian="italic" style:font-weight-asian="bold" style:font-size-complex="12pt" style:font-style-complex="italic" style:font-weight-complex="bold"/>
    </style:style>
    <style:style style:name="T156" style:family="text">
      <style:text-properties fo:font-variant="normal" fo:text-transform="none" fo:color="#0000ff" style:font-name="Liberation Mono" fo:font-size="10.5pt" fo:letter-spacing="normal" fo:font-style="normal" fo:font-weight="normal" officeooo:rsid="00b35086" style:font-style-asian="italic" style:font-weight-asian="bold" style:font-style-complex="italic" style:font-weight-complex="bold"/>
    </style:style>
    <style:style style:name="T157" style:family="text">
      <style:text-properties fo:font-variant="normal" fo:text-transform="none" fo:color="#0000ff" style:font-name="Liberation Mono" fo:font-size="10.5pt" fo:letter-spacing="normal" fo:font-style="normal" fo:font-weight="normal" officeooo:rsid="00b35086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fo:font-variant="normal" fo:text-transform="none" fo:color="#009c00" style:font-name="Liberation Mono" fo:font-size="10.5pt" fo:letter-spacing="normal" fo:font-style="normal" fo:font-weight="normal" officeooo:rsid="00b35086" style:font-style-asian="italic" style:font-weight-asian="bold" style:font-style-complex="italic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Kotlin </text:span><text:span text:style-name="T2">Basics </text:span><text:span text:style-name="T1">Documentation<text:line-break/><text:line-break/></text:span></text:p>
      <text:list xml:id="list1395346476178057382" text:style-name="L1">
        <text:list-item>
          <text:p text:style-name="P34">Variables in Kotlin:</text:p>
        </text:list-item>
      </text:list>
      <text:p text:style-name="P35"/>
      <text:list xml:id="list1581626302982154588" text:style-name="L2">
        <text:list-item>
          <text:p text:style-name="P32"><text:span text:style-name="T55">var</text:span><text:span text:style-name="T11"> or </text:span><text:span text:style-name="T55">val</text:span><text:span text:style-name="T11"> keyword is used to declare variable.</text:span></text:p>
        </text:list-item>
      </text:list>
      <text:p text:style-name="P36"/>
      <text:p text:style-name="P11"><text:span text:style-name="T3"><text:tab/><text:tab/></text:span><text:span text:style-name="T4">i.e.<text:line-break/><text:tab/><text:tab/><text:tab/></text:span><text:span text:style-name="T5">var lang = “English”</text:span></text:p>
      <text:p text:style-name="P11"><text:span text:style-name="T5"><text:tab/><text:tab/><text:tab/></text:span><text:span text:style-name="T6">val score = 97<text:line-break/><text:line-break/><text:tab/><text:tab/><text:tab/></text:span><text:span text:style-name="T7">val lang: String =”English”<text:tab/><text:tab/></text:span></text:p>
      <text:p text:style-name="P11"><text:span text:style-name="T7"><text:tab/><text:tab/><text:tab/>var </text:span><text:span text:style-name="T8">score: Int = 97<text:tab/></text:span></text:p>
      <text:p text:style-name="P37"/>
      <text:p text:style-name="P11"><text:span text:style-name="T8"><text:tab/><text:tab/><text:tab/></text:span><text:span text:style-name="T9">var lang: String </text:span></text:p>
      <text:p text:style-name="P38"><text:tab/><text:tab/><text:tab/>lang = “English”<text:line-break/></text:p>
      <text:list xml:id="list5042988423135191324" text:style-name="L3">
        <text:list-item>
          <text:p text:style-name="P33"><text:span text:style-name="T10">Differance Between </text:span><text:span text:style-name="T124">var</text:span><text:span text:style-name="T10"> and </text:span><text:span text:style-name="T124">val<text:line-break/> </text:span></text:p>
        </text:list-item>
      </text:list>
      <text:p text:style-name="P12"><text:tab/><text:tab/><text:tab/>var lang = “English”</text:p>
      <text:p text:style-name="P12"><text:tab/><text:tab/><text:tab/>lang = “Franch” <text:s text:c="31"/>//<text:span text:style-name="T125">valid</text:span></text:p>
      <text:p text:style-name="P12"/>
      <text:p text:style-name="P12"/>
      <text:p text:style-name="P12"><text:tab/><text:tab/><text:tab/>va<text:span text:style-name="T126">l</text:span> lang = “English”</text:p>
      <text:p text:style-name="P12"><text:tab/><text:tab/><text:tab/>lang = “Franch” <text:s text:c="31"/>//<text:span text:style-name="T127">error</text:span></text:p>
      <text:p text:style-name="P12"><text:tab/><text:tab/><text:tab/></text:p>
      <text:p text:style-name="P12"><text:tab/><text:tab/></text:p>
      <text:p text:style-name="P12"><text:span text:style-name="T114"><text:tab/><text:tab/>va</text:span><text:span text:style-name="T115">l</text:span><text:span text:style-name="T114"> (</text:span><text:span text:style-name="T115">I</text:span><text:span text:style-name="T119">mm</text:span><text:span text:style-name="T123">utable</text:span><text:span text:style-name="T114">) </text:span><text:span text:style-name="T118">variable can </text:span><text:span text:style-name="T119">not </text:span><text:span text:style-name="T118">be changed letter in the program</text:span><text:span text:style-name="T119"> like final variable</text:span><text:span text:style-name="T120">(java)</text:span><text:span text:style-name="T119">.</text:span></text:p>
      <text:p text:style-name="P12"><text:tab/><text:tab/><text:span text:style-name="T114">var (</text:span><text:span text:style-name="T123">Mutable</text:span><text:span text:style-name="T114">) <text:s/></text:span><text:span text:style-name="T118">variable can be changed letter in the program.</text:span><text:span text:style-name="T128"> </text:span></text:p>
      <text:p text:style-name="P12"><text:tab/><text:tab/></text:p>
      <text:list xml:id="list558998033787109947" text:style-name="L4">
        <text:list-item>
          <text:p text:style-name="P79">Basic Types<text:tab/></text:p>
        </text:list-item>
      </text:list>
      <text:p text:style-name="P13"><text:tab/><text:tab/><text:tab/></text:p>
      <text:p text:style-name="P13"><text:tab/><text:tab/><text:tab/><text:span text:style-name="T129">Number</text:span></text:p>
      <text:p text:style-name="P13"><text:tab/><text:tab/><text:tab/><text:tab/><text:span text:style-name="T131">Byte</text:span></text:p>
      <text:p text:style-name="P13"><text:tab/><text:tab/><text:tab/><text:tab/><text:span text:style-name="T131">Short</text:span></text:p>
      <text:p text:style-name="P13"><text:tab/><text:tab/><text:tab/><text:tab/><text:span text:style-name="T131">Int</text:span></text:p>
      <text:p text:style-name="P13"><text:tab/><text:tab/><text:tab/><text:tab/><text:span text:style-name="T131">Long</text:span></text:p>
      <text:p text:style-name="P13"><text:tab/><text:tab/><text:tab/><text:tab/><text:span text:style-name="T131">Float</text:span></text:p>
      <text:p text:style-name="P13"><text:tab/><text:tab/><text:tab/><text:tab/><text:span text:style-name="T131">Double</text:span></text:p>
      <text:p text:style-name="P13"><text:tab/><text:tab/><text:tab/><text:span text:style-name="T129">Character</text:span></text:p>
      <text:p text:style-name="P13"><text:tab/><text:tab/><text:tab/><text:span text:style-name="T129">Boolean</text:span></text:p>
      <text:p text:style-name="P13"><text:tab/><text:tab/><text:tab/><text:span text:style-name="T130">Array</text:span><text:tab/></text:p>
      <text:p text:style-name="P13"/>
      <text:p text:style-name="P13"><text:tab/><text:tab/><text:tab/><text:span text:style-name="T132">if you are using Intellij IDEA, you can place cusor inside the varible and press <text:tab/><text:tab/><text:tab/><text:tab/><text:tab/>CTRL+SHIFT+P </text:span></text:p>
      <text:p text:style-name="P2"><text:soft-page-break/><text:span text:style-name="T11"><text:tab/></text:span><text:span text:style-name="T43">2)Type Conversion</text:span></text:p>
      <text:p text:style-name="P3"><text:tab/><text:tab/><text:tab/></text:p>
      <text:p text:style-name="P3"><text:tab/><text:tab/><text:span text:style-name="T133">in java,</text:span></text:p>
      <text:p text:style-name="P3"/>
      <text:p text:style-name="P3"><text:tab/><text:tab/><text:tab/><text:span text:style-name="T133">int number = 15</text:span></text:p>
      <text:p text:style-name="P3"><text:tab/><text:tab/><text:tab/><text:span text:style-name="T133">long num = number <text:s text:c="3"/>//valid</text:span></text:p>
      <text:p text:style-name="P3"/>
      <text:p text:style-name="P3"><text:tab/><text:tab/><text:span text:style-name="T134">in kotlin</text:span></text:p>
      <text:p text:style-name="P3"><text:tab/><text:tab/><text:tab/></text:p>
      <text:p text:style-name="P3"><text:tab/><text:tab/><text:tab/><text:span text:style-name="T134">var number: Int= 15</text:span></text:p>
      <text:p text:style-name="P3"><text:tab/><text:tab/><text:tab/><text:span text:style-name="T134">var num1: Long <text:s/>= number <text:s text:c="3"/>//invalid type mismatch</text:span></text:p>
      <text:p text:style-name="P3"><text:tab/><text:tab/><text:tab/></text:p>
      <text:p text:style-name="P3"><text:tab/><text:tab/><text:tab/><text:span text:style-name="T135">because the size of long is larger then int.</text:span></text:p>
      <text:p text:style-name="P3"/>
      <text:p text:style-name="P4"><text:tab/><text:tab/><text:tab/><text:span text:style-name="T136">var num1: Int = 15</text:span></text:p>
      <text:p text:style-name="P80"><text:tab/><text:tab/><text:tab/>var num2:Long = num1.toLong() </text:p>
      <text:p text:style-name="P4"/>
      <text:p text:style-name="P5"><text:tab/><text:tab/><text:tab/><text:tab/><text:span text:style-name="T137">toByte()<text:tab/><text:line-break/><text:tab/><text:tab/><text:tab/><text:tab/>toShort()</text:span></text:p>
      <text:p text:style-name="P81"><text:tab/><text:tab/><text:tab/><text:tab/>toChar()</text:p>
      <text:p text:style-name="P81"><text:tab/><text:tab/><text:tab/><text:tab/>toDouble()</text:p>
      <text:p text:style-name="P81"><text:tab/><text:tab/><text:tab/><text:tab/>toFloat()</text:p>
      <text:p text:style-name="P81"><text:tab/><text:tab/><text:tab/><text:tab/>toInt()</text:p>
      <text:p text:style-name="P82"><text:tab/><text:tab/><text:tab/><text:tab/>toLong()</text:p>
      <text:p text:style-name="P83"><text:tab/><text:tab/><text:tab/>There is no conversion for boolean.</text:p>
      <text:p text:style-name="P6"/>
      <text:p text:style-name="P7"><text:span text:style-name="T137"><text:tab/></text:span><text:bookmark-start text:name="__DdeLink__19_1429792812"/><text:span text:style-name="T44">3)</text:span><text:span text:style-name="T45">Operators</text:span><text:bookmark-end text:name="__DdeLink__19_1429792812"/></text:p>
      <text:p text:style-name="P53"><text:tab/><text:tab/></text:p>
      <text:p text:style-name="P8"><text:span text:style-name="T45"><text:tab/><text:tab/></text:span><text:span text:style-name="T56">Arithmetic Operator</text:span></text:p>
      <text:p text:style-name="P8"><text:span text:style-name="T67"><text:tab/><text:tab/><text:tab/></text:span><text:span text:style-name="T68">+ <text:s text:c="3"/>Addition also user for string concatenation.</text:span></text:p>
      <text:p text:style-name="P9"><text:span text:style-name="T68"><text:tab/><text:tab/><text:tab/>- <text:s text:c="4"/></text:span><text:span text:style-name="T69">Subtraction Operator</text:span></text:p>
      <text:p text:style-name="P9"><text:span text:style-name="T69"><text:tab/><text:tab/><text:tab/>* <text:s text:c="3"/>Multiplication Operator<text:tab/><text:tab/></text:span><text:span text:style-name="T68"><text:tab/></text:span></text:p>
      <text:p text:style-name="P8"><text:span text:style-name="T68"><text:tab/><text:tab/><text:tab/>/ <text:s text:c="4"/></text:span><text:span text:style-name="T69">Division Operator</text:span></text:p>
      <text:p text:style-name="P8"><text:span text:style-name="T68"><text:tab/><text:tab/><text:tab/>% <text:s text:c="2"/></text:span><text:span text:style-name="T69">Modulus Operator</text:span><text:span text:style-name="T68"><text:tab/></text:span></text:p>
      <text:p text:style-name="P57"/>
      <text:p text:style-name="P57"/>
      <text:p text:style-name="P8"><text:span text:style-name="T68"><text:tab/><text:tab/></text:span><text:span text:style-name="T70">ie<text:line-break/><text:tab/><text:tab/><text:tab/>fun main(args: Array&lt;String&gt;)</text:span></text:p>
      <text:p text:style-name="P58"><text:tab/><text:tab/><text:tab/>{</text:p>
      <text:p text:style-name="P15"><text:span text:style-name="T66"><text:tab/><text:tab/><text:tab/><text:tab/></text:span><text:span text:style-name="T71">val num1 = 1</text:span><text:span text:style-name="T76">2.5</text:span></text:p>
      <text:p text:style-name="P16"><text:span text:style-name="T71"><text:tab/><text:tab/><text:tab/><text:tab/>val num2 = 3.</text:span><text:span text:style-name="T76">5</text:span></text:p>
      <text:p text:style-name="P16"><text:span text:style-name="T71"><text:tab/><text:tab/><text:tab/><text:tab/></text:span><text:span text:style-name="T72">var result: Double</text:span></text:p>
      <text:p text:style-name="P59"/>
      <text:p text:style-name="P16"><text:span text:style-name="T72"><text:tab/><text:tab/><text:tab/><text:tab/></text:span><text:span text:style-name="T73">result <text:s/>=num1+num2</text:span></text:p>
      <text:p text:style-name="P16"><text:span text:style-name="T73"><text:tab/><text:tab/><text:tab/><text:tab/>println(“Addition Is”</text:span><text:span text:style-name="T74">=$result</text:span><text:span text:style-name="T73">) // </text:span><text:span text:style-name="T75">18.8</text:span></text:p>
      <text:p text:style-name="P60"><text:soft-page-break/></text:p>
      <text:p text:style-name="P17"><text:span text:style-name="T71"><text:tab/><text:tab/><text:tab/><text:tab/></text:span><text:span text:style-name="T73">result <text:s/>=num1-num2</text:span></text:p>
      <text:p text:style-name="P18"><text:span text:style-name="T73"><text:tab/><text:tab/><text:tab/><text:tab/>println(“</text:span><text:span text:style-name="T77">Subtraction</text:span><text:span text:style-name="T73"> Is”</text:span><text:span text:style-name="T74">=$result</text:span><text:span text:style-name="T73">) // </text:span><text:span text:style-name="T78">9</text:span><text:span text:style-name="T75">.</text:span><text:span text:style-name="T78">0</text:span></text:p>
      <text:p text:style-name="P61"/>
      <text:p text:style-name="P61"/>
      <text:p text:style-name="P18"><text:span text:style-name="T78"><text:tab/><text:tab/><text:tab/><text:tab/></text:span><text:span text:style-name="T73">result <text:s/>=num1*num2</text:span></text:p>
      <text:p text:style-name="P19"><text:span text:style-name="T73"><text:tab/><text:tab/><text:tab/><text:tab/>println(“</text:span><text:span text:style-name="T79">Multiplication</text:span><text:span text:style-name="T73"> Is”</text:span><text:span text:style-name="T74">=$result</text:span><text:span text:style-name="T73">) // </text:span><text:span text:style-name="T80">43.75</text:span></text:p>
      <text:p text:style-name="P62"/>
      <text:p text:style-name="P62"/>
      <text:p text:style-name="P19"><text:span text:style-name="T80"><text:tab/><text:tab/><text:tab/><text:tab/></text:span><text:span text:style-name="T73">result <text:s/>=num1/num2</text:span></text:p>
      <text:p text:style-name="P20"><text:span text:style-name="T73"><text:tab/><text:tab/><text:tab/><text:tab/>println(“</text:span><text:span text:style-name="T81">Divis</text:span><text:span text:style-name="T73">ion Is”</text:span><text:span text:style-name="T74">=$result</text:span><text:span text:style-name="T73">) // </text:span><text:span text:style-name="T82">3</text:span><text:span text:style-name="T75">.</text:span><text:span text:style-name="T82">57</text:span><text:span text:style-name="T83">14</text:span></text:p>
      <text:p text:style-name="P63"/>
      <text:p text:style-name="P20"><text:span text:style-name="T83"><text:tab/><text:tab/><text:tab/><text:tab/></text:span><text:span text:style-name="T73">result <text:s/>=num1%num2</text:span></text:p>
      <text:p text:style-name="P20"><text:span text:style-name="T73"><text:tab/><text:tab/><text:tab/><text:tab/>println(“</text:span><text:span text:style-name="T84">Modulus</text:span><text:span text:style-name="T73"> Is”</text:span><text:span text:style-name="T74">=$result</text:span><text:span text:style-name="T73">) // </text:span><text:span text:style-name="T85">2</text:span><text:span text:style-name="T75">.</text:span><text:span text:style-name="T85">0</text:span><text:span text:style-name="T71"><text:tab/><text:tab/><text:tab/></text:span></text:p>
      <text:p text:style-name="P58"><text:tab/><text:tab/><text:tab/>}<text:tab/></text:p>
      <text:p text:style-name="P58"/>
      <text:p text:style-name="P58"><text:tab/><text:tab/></text:p>
      <text:p text:style-name="P14"><text:span text:style-name="T66"><text:tab/><text:tab/><text:tab/></text:span><text:span text:style-name="T86">String Concatenation:</text:span></text:p>
      <text:p text:style-name="P64"/>
      <text:p text:style-name="P14"><text:span text:style-name="T86"><text:tab/><text:tab/><text:tab/></text:span><text:span text:style-name="T87">fun main(args: Array&lt;String&gt;)</text:span></text:p>
      <text:p text:style-name="P21"><text:span text:style-name="T87"><text:tab/><text:tab/><text:tab/></text:span><text:span text:style-name="T66">{</text:span></text:p>
      <text:p text:style-name="P21"><text:span text:style-name="T66"><text:tab/><text:tab/><text:tab/><text:tab/></text:span><text:span text:style-name="T88">val str1 = “Wel come”</text:span></text:p>
      <text:p text:style-name="P65"><text:tab/><text:tab/><text:tab/><text:tab/>val str2 = “to Kotlin”</text:p>
      <text:p text:style-name="P21"><text:span text:style-name="T88"><text:tab/><text:tab/><text:tab/><text:tab/></text:span><text:span text:style-name="T89">v</text:span><text:span text:style-name="T88">al str3 = “tutorials.”</text:span></text:p>
      <text:p text:style-name="P65"/>
      <text:p text:style-name="P21"><text:span text:style-name="T88"><text:tab/><text:tab/><text:tab/><text:tab/></text:span><text:span text:style-name="T90">val result = str1+str2+str3</text:span></text:p>
      <text:p text:style-name="P66"><text:tab/><text:tab/><text:tab/><text:tab/>println($result)</text:p>
      <text:p text:style-name="P21"><text:span text:style-name="T90"><text:tab/><text:tab/><text:tab/><text:tab/>// </text:span><text:span text:style-name="T91">Wel come to Kotlin tutorials.</text:span></text:p>
      <text:p text:style-name="P67"><text:tab/><text:tab/><text:tab/>}</text:p>
      <text:p text:style-name="P67"><text:tab/><text:tab/></text:p>
      <text:p text:style-name="P22"><text:span text:style-name="T66"><text:tab/><text:tab/></text:span><text:span text:style-name="T57">Unary</text:span><text:span text:style-name="T56"> Operator</text:span></text:p>
      <text:p text:style-name="P74"/>
      <text:p text:style-name="P22"><text:span text:style-name="T56"><text:tab/><text:tab/><text:tab/></text:span><text:span text:style-name="T58">+ <text:s/></text:span><text:span text:style-name="T92">Unary plus </text:span></text:p>
      <text:p text:style-name="P68"><text:tab/><text:tab/><text:tab/>- <text:s text:c="2"/>Unary Minus</text:p>
      <text:p text:style-name="P22"><text:span text:style-name="T56"><text:tab/><text:tab/><text:tab/></text:span><text:span text:style-name="T67">! <text:s text:c="2"/></text:span><text:span text:style-name="T92">Not</text:span></text:p>
      <text:p text:style-name="P22"><text:span text:style-name="T56"><text:tab/><text:tab/><text:tab/></text:span><text:span text:style-name="T92">++ Increment</text:span></text:p>
      <text:p text:style-name="P68"><text:tab/><text:tab/><text:tab/>- - <text:s/>Decrement</text:p>
      <text:p text:style-name="P23"><text:span text:style-name="T92"><text:tab/> <text:s text:c="8"/></text:span><text:span text:style-name="T59">Comparison</text:span><text:span text:style-name="T56"> Operator</text:span></text:p>
      <text:p text:style-name="P75"/>
      <text:p text:style-name="P23"><text:span text:style-name="T56"><text:tab/><text:tab/><text:tab/></text:span><text:span text:style-name="T93">&gt; </text:span><text:span text:style-name="T95">g</text:span><text:span text:style-name="T93">reater Than</text:span></text:p>
      <text:p text:style-name="P23"><text:span text:style-name="T93"><text:tab/><text:tab/><text:tab/></text:span><text:span text:style-name="T94">&lt; </text:span><text:span text:style-name="T95">l</text:span><text:span text:style-name="T94">ess th</text:span><text:span text:style-name="T95">a</text:span><text:span text:style-name="T94">n</text:span></text:p>
      <text:p text:style-name="P23"><text:span text:style-name="T94"><text:tab/><text:tab/><text:tab/></text:span><text:span text:style-name="T95">&gt;= greater than or equal to</text:span></text:p>
      <text:p text:style-name="P23"><text:soft-page-break/><text:span text:style-name="T95"><text:tab/><text:tab/><text:tab/></text:span><text:span text:style-name="T96">&lt;= less than or equal to</text:span></text:p>
      <text:p text:style-name="P23"><text:span text:style-name="T96"><text:tab/><text:tab/><text:tab/></text:span><text:span text:style-name="T97">== is equal to</text:span></text:p>
      <text:p text:style-name="P23"><text:span text:style-name="T97"><text:tab/><text:tab/><text:tab/>!</text:span><text:span text:style-name="T98">= not equal to<text:line-break/><text:tab/><text:tab/><text:line-break/><text:tab/><text:tab/></text:span><text:span text:style-name="T60">Logical Operator</text:span></text:p>
      <text:p text:style-name="P76"><text:tab/><text:tab/><text:tab/></text:p>
      <text:p text:style-name="P23"><text:span text:style-name="T60"><text:tab/><text:tab/><text:tab/>|| <text:s text:c="2"/></text:span><text:span text:style-name="T99">logical or</text:span></text:p>
      <text:p text:style-name="P23"><text:span text:style-name="T99"><text:tab/><text:tab/><text:tab/>&amp;&amp; </text:span><text:span text:style-name="T100">logical and</text:span></text:p>
      <text:p text:style-name="P69"><text:tab/><text:tab/></text:p>
      <text:p text:style-name="P69"/>
      <text:p text:style-name="P24"><text:span text:style-name="T99"><text:tab/><text:tab/></text:span><text:span text:style-name="T61">In Operator</text:span></text:p>
      <text:p text:style-name="P77"><text:s text:c="8"/></text:p>
      <text:p text:style-name="P23"><text:span text:style-name="T61"><text:tab/><text:tab/> <text:s text:c="8"/></text:span><text:span text:style-name="T62">in <text:s text:c="2"/></text:span><text:span text:style-name="T101">'a in b' b.contains(a)</text:span></text:p>
      <text:p text:style-name="P77"><text:tab/><text:tab/></text:p>
      <text:p text:style-name="P23"><text:span text:style-name="T61"><text:tab/><text:tab/> <text:s text:c="8"/>!</text:span><text:span text:style-name="T62">in </text:span><text:span text:style-name="T101">'a !in b' !b.contains(a)</text:span></text:p>
      <text:p text:style-name="P70"/>
      <text:p text:style-name="P23"><text:span text:style-name="T101"><text:tab/><text:tab/> <text:s text:c="7"/></text:span><text:span text:style-name="T102">fun </text:span><text:span text:style-name="T103">main(args: Array&lt;String&gt;)</text:span></text:p>
      <text:p text:style-name="P30"><text:span text:style-name="T103"><text:tab/><text:tab/> <text:s text:c="7"/></text:span><text:span text:style-name="T66">{</text:span></text:p>
      <text:p text:style-name="P30"><text:span text:style-name="T66"><text:tab/><text:tab/><text:tab/><text:tab/></text:span><text:span text:style-name="T104">val numbers = intArrayOf(1,4,42,-3)</text:span></text:p>
      <text:p text:style-name="P71"><text:tab/><text:tab/><text:tab/><text:tab/>if(4 in numbers)</text:p>
      <text:p text:style-name="P71"><text:tab/><text:tab/><text:tab/><text:tab/>{</text:p>
      <text:p text:style-name="P71"><text:tab/><text:tab/><text:tab/><text:tab/><text:tab/>println(“Number Array Contains 4)</text:p>
      <text:p text:style-name="P71"><text:tab/><text:tab/><text:tab/><text:tab/>}</text:p>
      <text:p text:style-name="P72"><text:tab/><text:tab/> <text:s text:c="7"/>}</text:p>
      <text:p text:style-name="P25"><text:span text:style-name="T101"><text:tab/><text:tab/></text:span><text:span text:style-name="T61">In</text:span><text:span text:style-name="T63">dex Access</text:span><text:span text:style-name="T61"> Operator</text:span></text:p>
      <text:p text:style-name="P78"/>
      <text:p text:style-name="P25"><text:span text:style-name="T61"><text:tab/><text:tab/></text:span><text:span text:style-name="T105">a[i] <text:s text:c="24"/>a.get(i)</text:span></text:p>
      <text:p text:style-name="P25"><text:span text:style-name="T105"><text:tab/><text:tab/></text:span><text:span text:style-name="T106">a[i,n]<text:tab/><text:tab/><text:tab/>a.get(i,n)</text:span></text:p>
      <text:p text:style-name="P25"><text:span text:style-name="T106"><text:tab/><text:tab/></text:span><text:span text:style-name="T107">a[!1,!2,…..,in]<text:tab/></text:span><text:span text:style-name="T108">a.get(!1,!2,…,in)</text:span></text:p>
      <text:p text:style-name="P25"><text:span text:style-name="T108"><text:tab/><text:tab/>a[i]=b<text:tab/><text:tab/><text:tab/></text:span><text:span text:style-name="T109">a.set(i,b)</text:span></text:p>
      <text:p text:style-name="P26"><text:span text:style-name="T106"><text:tab/><text:tab/>a[i,n]</text:span><text:span text:style-name="T109">=b</text:span><text:span text:style-name="T106"><text:tab/><text:tab/>a.</text:span><text:span text:style-name="T109">s</text:span><text:span text:style-name="T106">et(i,n,</text:span><text:span text:style-name="T109">b</text:span><text:span text:style-name="T106">)</text:span></text:p>
      <text:p text:style-name="P26"><text:span text:style-name="T106"><text:tab/><text:tab/></text:span><text:span text:style-name="T107">a[!1,!2,…..,in]</text:span><text:span text:style-name="T110">=b</text:span><text:span text:style-name="T107"><text:tab/></text:span><text:span text:style-name="T108">a.</text:span><text:span text:style-name="T111">s</text:span><text:span text:style-name="T108">et(!1,!2,…,in,</text:span><text:span text:style-name="T112">b</text:span><text:span text:style-name="T108">)</text:span></text:p>
      <text:p text:style-name="P73"><text:tab/><text:tab/></text:p>
      <text:p text:style-name="P73"/>
      <text:p text:style-name="P27"><text:span text:style-name="T109"><text:tab/></text:span><text:bookmark-start text:name="__DdeLink__25_1429792812"/><text:span text:style-name="T113">4</text:span><text:span text:style-name="T44">)</text:span><text:span text:style-name="T46">Expression,</text:span><text:span text:style-name="T47">Statements </text:span><text:span text:style-name="T48">and Blocks</text:span><text:bookmark-end text:name="__DdeLink__25_1429792812"/></text:p>
      <text:p text:style-name="P54"><text:tab/><text:tab/></text:p>
      <text:p text:style-name="P27"><text:span text:style-name="T48"><text:tab/><text:tab/></text:span><text:span text:style-name="T12">val score: Int</text:span></text:p>
      <text:p text:style-name="P39"><text:tab/><text:tab/>score <text:s/>= 90 + 25<text:line-break/><text:tab/><text:tab/></text:p>
      <text:p text:style-name="P39"><text:tab/><text:tab/>Here score is statement that returns int value.</text:p>
      <text:p text:style-name="P39"/>
      <text:p text:style-name="P39"/>
      <text:p text:style-name="P27"><text:soft-page-break/><text:span text:style-name="T12"><text:tab/><text:tab/></text:span><text:span text:style-name="T13">fun main(args: Array&lt;String&gt;)</text:span></text:p>
      <text:p text:style-name="P40"><text:tab/><text:tab/>{</text:p>
      <text:p text:style-name="P40"><text:tab/><text:tab/><text:tab/>val a= 20</text:p>
      <text:p text:style-name="P40"><text:tab/><text:tab/><text:tab/>val b =15</text:p>
      <text:p text:style-name="P40"><text:tab/><text:tab/><text:tab/>val max: Int</text:p>
      <text:p text:style-name="P27"><text:span text:style-name="T13"><text:tab/><text:tab/><text:tab/>max = if(a&gt;b)a else b <text:s text:c="3"/>// </text:span><text:span text:style-name="T15">statement</text:span></text:p>
      <text:p text:style-name="P27"><text:span text:style-name="T13"><text:tab/><text:tab/><text:tab/>p</text:span><text:span text:style-name="T14">r</text:span><text:span text:style-name="T13">intln($max)</text:span></text:p>
      <text:p text:style-name="P40"><text:tab/><text:tab/>}</text:p>
      <text:p text:style-name="P40"/>
      <text:p text:style-name="P27"><text:span text:style-name="T13"><text:tab/><text:tab/></text:span><text:span text:style-name="T16">BLOCK </text:span></text:p>
      <text:p text:style-name="P42"><text:tab/><text:tab/></text:p>
      <text:p text:style-name="P42"><text:tab/><text:tab/>fun main(args; Array&lt;String&gt;)</text:p>
      <text:p text:style-name="P43"><text:tab/><text:tab/>{</text:p>
      <text:p text:style-name="P31"><text:span text:style-name="T3"><text:tab/><text:tab/><text:tab/></text:span><text:span text:style-name="T17">val flag =true</text:span></text:p>
      <text:p text:style-name="P31"><text:span text:style-name="T17"><text:tab/><text:tab/><text:tab/></text:span><text:span text:style-name="T18">if(flag)<text:tab/><text:tab/><text:tab/><text:tab/>// </text:span><text:span text:style-name="T19">start of block</text:span></text:p>
      <text:p text:style-name="P44"><text:tab/><text:tab/><text:tab/>{</text:p>
      <text:p text:style-name="P44"><text:tab/><text:tab/><text:tab/><text:tab/>print(“Hey”)</text:p>
      <text:p text:style-name="P44"><text:tab/><text:tab/><text:tab/><text:tab/>print(“Dude”)</text:p>
      <text:p text:style-name="P31"><text:span text:style-name="T18"><text:tab/><text:tab/><text:tab/>}<text:tab/><text:tab/><text:tab/><text:tab/><text:tab/>//</text:span><text:span text:style-name="T20">end of block</text:span></text:p>
      <text:p text:style-name="P31"><text:span text:style-name="T17"><text:tab/><text:tab/></text:span><text:span text:style-name="T3">}</text:span></text:p>
      <text:p text:style-name="P41"><text:tab/><text:tab/></text:p>
      <text:p text:style-name="P28"><text:span text:style-name="T12"><text:tab/></text:span><text:span text:style-name="T64">5</text:span><text:span text:style-name="T44">)</text:span><text:span text:style-name="T50">Basic </text:span><text:span text:style-name="T49">Input, Output<text:line-break/><text:tab/><text:line-break/><text:tab/><text:tab/></text:span><text:span text:style-name="T51">outputs - </text:span><text:span text:style-name="T21">print() <text:s/>println()</text:span></text:p>
      <text:p text:style-name="P45"><text:tab/><text:tab/></text:p>
      <text:p text:style-name="P28"><text:span text:style-name="T21"><text:tab/><text:tab/></text:span><text:span text:style-name="T52">input-</text:span></text:p>
      <text:p text:style-name="P28"><text:span text:style-name="T21"><text:tab/><text:tab/></text:span><text:span text:style-name="T22">fun main(args: Aray&lt;String&gt;)</text:span></text:p>
      <text:p text:style-name="P46"><text:tab/><text:tab/>{</text:p>
      <text:p text:style-name="P28"><text:span text:style-name="T22"><text:tab/><text:tab/><text:tab/></text:span><text:span text:style-name="T23">print(“Enter Text:”)</text:span></text:p>
      <text:p text:style-name="P28"><text:span text:style-name="T23"><text:tab/><text:tab/><text:tab/></text:span><text:span text:style-name="T24">val inputString = readLine()</text:span></text:p>
      <text:p text:style-name="P28"><text:span text:style-name="T24"><text:tab/><text:tab/><text:tab/></text:span><text:span text:style-name="T25">println(“You Enterd: +” $inputString)</text:span></text:p>
      <text:p text:style-name="P46"><text:tab/><text:tab/>}</text:p>
      <text:p text:style-name="P46"/>
      <text:p text:style-name="P28"><text:span text:style-name="T22"><text:tab/><text:tab/></text:span><text:span text:style-name="T53">input by data types</text:span></text:p>
      <text:p text:style-name="P55"/>
      <text:p text:style-name="P28"><text:span text:style-name="T53"><text:tab/><text:tab/></text:span><text:span text:style-name="T26">val reader <text:s/>= Scanner(System.in)</text:span></text:p>
      <text:p text:style-name="P28"><text:span text:style-name="T26"><text:tab/><text:tab/></text:span><text:span text:style-name="T27">print(“Enter A Number:”)</text:span></text:p>
      <text:p text:style-name="P28"><text:span text:style-name="T27"><text:tab/><text:tab/> var integer: </text:span><text:span text:style-name="T28">Int =reader.nextInt()</text:span></text:p>
      <text:p text:style-name="P28"><text:span text:style-name="T28"><text:tab/><text:tab/></text:span><text:span text:style-name="T29">println(“You Entered: ”+</text:span><text:span text:style-name="T30">$</text:span><text:span text:style-name="T29">integer);</text:span></text:p>
      <text:p text:style-name="P47"/>
      <text:p text:style-name="P47"/>
      <text:p text:style-name="P47"/>
      <text:p text:style-name="P47"><text:soft-page-break/></text:p>
      <text:p text:style-name="P29"><text:span text:style-name="T26"><text:tab/></text:span><text:span text:style-name="T31"> </text:span><text:span text:style-name="T65">6</text:span><text:span text:style-name="T44">)</text:span><text:span text:style-name="T54">String </text:span></text:p>
      <text:p text:style-name="P56"><text:tab/><text:tab/></text:p>
      <text:p text:style-name="P29"><text:span text:style-name="T54"><text:tab/><text:tab/></text:span><text:span text:style-name="T32">var str=”hey Dude!”</text:span></text:p>
      <text:p text:style-name="P48"/>
      <text:p text:style-name="P29"><text:span text:style-name="T32"><text:tab/><text:tab/></text:span><text:span text:style-name="T33">str[0] <text:s/>= h</text:span></text:p>
      <text:p text:style-name="P49"><text:tab/><text:tab/>str[4] <text:s/>= D</text:p>
      <text:p text:style-name="P29"><text:span text:style-name="T33"><text:tab/><text:tab/></text:span><text:span text:style-name="T34">str[-1] = Error : String range is out of <text:s/>range</text:span></text:p>
      <text:p text:style-name="P50"><text:tab/><text:tab/>str[10] = Error : String range is out of <text:s/>range</text:p>
      <text:p text:style-name="P50"/>
      <text:p text:style-name="P10"><text:span text:style-name="T34"><text:tab/><text:tab/></text:span><text:span text:style-name="T35">property<text:line-break/><text:tab/><text:tab/></text:span></text:p>
      <text:p text:style-name="P10"><text:span text:style-name="T35"><text:tab/><text:tab/></text:span><text:span text:style-name="T36">length – return the length of the characters in the string.<text:tab/></text:span></text:p>
      <text:p text:style-name="P10"><text:span text:style-name="T36"><text:tab/><text:tab/>compareTo() <text:s/>- </text:span><text:span text:style-name="T37">compare the string object with specified object. </text:span><text:span text:style-name="T38">return 0 if object is <text:tab/><text:tab/><text:tab/><text:tab/> <text:s text:c="4"/>equal</text:span></text:p>
      <text:p text:style-name="P10"><text:span text:style-name="T38"><text:tab/><text:tab/></text:span><text:span text:style-name="T39">get() - <text:s/>returns characters at a specified position</text:span></text:p>
      <text:p text:style-name="P51"><text:tab/><text:tab/></text:p>
      <text:p text:style-name="P10"><text:span text:style-name="T39"><text:tab/><text:tab/></text:span><text:span text:style-name="T40">plus() -return new string after concatenation of two strin</text:span><text:span text:style-name="T41">g.</text:span></text:p>
      <text:p text:style-name="P52"/>
      <text:p text:style-name="P10"><text:span text:style-name="T41"><text:tab/><text:tab/></text:span><text:span text:style-name="T42">SubSequence() - returns a new character sequence starting at the specified start and <text:tab/><text:tab/><text:tab/><text:tab/><text:tab/>end index.</text:span></text:p>
      <text:p text:style-name="Text_20_body"><text:line-break/><text:line-break/><text:tab/><text:tab/><text:span text:style-name="T138">Changes:<text:line-break/><text:tab/><text:tab/><text:tab/>Drier → EditProfile <text:line-break/><text:tab/><text:tab/><text:tab/><text:tab/>Password,Insurance,PUC</text:span><text:line-break/><text:tab/></text:p>
      <text:p text:style-name="Text_20_body"><text:tab/><text:span text:style-name="T116">7)Control Flow</text:span></text:p>
      <text:p text:style-name="P84"><text:span text:style-name="T116"><text:tab/><text:tab/>If Expression</text:span></text:p>
      <text:p text:style-name="P84"><text:span text:style-name="T116"><text:tab/><text:tab/><text:tab/></text:span><text:span text:style-name="T143">var max=a if(a&lt;b)max=b</text:span></text:p>
      <text:p text:style-name="P84"><text:span text:style-name="T143"/></text:p>
      <text:p text:style-name="P84"><text:span text:style-name="T143"><text:tab/><text:tab/><text:tab/>var max:Int </text:span></text:p>
      <text:p text:style-name="P84"><text:span text:style-name="T143"><text:tab/><text:tab/><text:tab/>if(a&gt;b)</text:span></text:p>
      <text:p text:style-name="P84"><text:span text:style-name="T143"><text:tab/><text:tab/><text:tab/>{max=a}</text:span></text:p>
      <text:p text:style-name="P84"><text:span text:style-name="T143"><text:tab/><text:tab/><text:tab/>else</text:span></text:p>
      <text:p text:style-name="P84"><text:span text:style-name="T143"><text:tab/><text:tab/><text:tab/>{max=b}</text:span></text:p>
      <text:p text:style-name="P84"><text:span text:style-name="T143"><text:tab/></text:span></text:p>
      <text:p text:style-name="P84"><text:soft-page-break/><text:span text:style-name="T116"><text:tab/><text:tab/></text:span><text:span text:style-name="T117">When</text:span><text:span text:style-name="T116"> Expression</text:span></text:p>
      <text:p text:style-name="P84"><text:span text:style-name="T116"><text:tab/><text:tab/><text:tab/></text:span><text:span text:style-name="T121">Same like switch </text:span><text:span text:style-name="T122">statement</text:span></text:p>
      <text:p text:style-name="P85"><text:span text:style-name="T143"><text:tab/><text:tab/><text:tab/></text:span><text:span text:style-name="T139">when</text:span><text:span text:style-name="T143"> (x){</text:span></text:p>
      <text:p text:style-name="P85"><text:span text:style-name="T143"><text:tab/><text:tab/><text:tab/><text:tab/> </text:span><text:span text:style-name="T156">1</text:span><text:span text:style-name="T143"> -&gt; print(</text:span><text:span text:style-name="T158">"x == 1"</text:span><text:span text:style-name="T143">) </text:span></text:p>
      <text:p text:style-name="P85"><text:span text:style-name="T143"><text:tab/><text:tab/><text:tab/><text:tab/> </text:span><text:span text:style-name="T156">2</text:span><text:span text:style-name="T143"> -&gt; print(</text:span><text:span text:style-name="T158">"x == 2"</text:span><text:span text:style-name="T143">)</text:span></text:p>
      <text:p text:style-name="P85"><text:span text:style-name="T143"><text:tab/><text:tab/><text:tab/><text:tab/> </text:span><text:span text:style-name="T139">else</text:span><text:span text:style-name="T143"> -&gt; {</text:span><text:span text:style-name="T153">// Note the block</text:span><text:span text:style-name="T143"> </text:span></text:p>
      <text:p text:style-name="P85"><text:span text:style-name="T143"><text:tab/><text:tab/><text:tab/><text:tab/> print(</text:span><text:span text:style-name="T158">"x is neither 1 nor 2"</text:span><text:span text:style-name="T143">)}</text:span></text:p>
      <text:p text:style-name="P85"><text:span text:style-name="T143"><text:tab/><text:tab/><text:tab/> }<text:tab/><text:tab/></text:span></text:p>
      <text:p text:style-name="P84"><text:span text:style-name="T143"><text:tab/><text:tab/></text:span></text:p>
      <text:p text:style-name="P86"><text:span text:style-name="T143"><text:tab/><text:tab/><text:tab/></text:span><text:span text:style-name="T139">when</text:span><text:span text:style-name="T143"> (x) {</text:span></text:p>
      <text:p text:style-name="P86"><text:span text:style-name="T143"><text:tab/><text:tab/><text:tab/> </text:span><text:span text:style-name="T139">in</text:span><text:span text:style-name="T143"> </text:span><text:span text:style-name="T156">1.</text:span><text:span text:style-name="T143">.</text:span><text:span text:style-name="T156">10</text:span><text:span text:style-name="T143"> -&gt; print(</text:span><text:span text:style-name="T158">"x is in the range"</text:span><text:span text:style-name="T143">) </text:span></text:p>
      <text:p text:style-name="P86"><text:span text:style-name="T143"><text:tab/><text:tab/><text:tab/> </text:span><text:span text:style-name="T139">in</text:span><text:span text:style-name="T143"> validNumbers -&gt; print(</text:span><text:span text:style-name="T158">"x is valid"</text:span><text:span text:style-name="T143">) </text:span></text:p>
      <text:p text:style-name="P86"><text:span text:style-name="T143"><text:tab/><text:tab/><text:tab/> !</text:span><text:span text:style-name="T139">in</text:span><text:span text:style-name="T143"> </text:span><text:span text:style-name="T156">10.</text:span><text:span text:style-name="T143">.</text:span><text:span text:style-name="T156">20</text:span><text:span text:style-name="T143"> -&gt; print(</text:span><text:span text:style-name="T158">"x is outside the range"</text:span><text:span text:style-name="T143">) </text:span></text:p>
      <text:p text:style-name="P86"><text:span text:style-name="T143"><text:tab/><text:tab/><text:tab/> </text:span><text:span text:style-name="T139">else</text:span><text:span text:style-name="T143"> -&gt; print(</text:span><text:span text:style-name="T158">"none of the above"</text:span><text:span text:style-name="T143">) }</text:span></text:p>
      <text:p text:style-name="P86"><text:span text:style-name="T143"/></text:p>
      <text:p text:style-name="P87"><text:span text:style-name="T143"><text:tab/><text:tab/><text:tab/></text:span><text:span text:style-name="T139">when</text:span><text:span text:style-name="T143"> { </text:span></text:p>
      <text:p text:style-name="P87"><text:span text:style-name="T143"><text:tab/><text:tab/><text:tab/>x.isOdd() -&gt; print(</text:span><text:span text:style-name="T158">"x is odd"</text:span><text:span text:style-name="T143">) </text:span></text:p>
      <text:p text:style-name="P87"><text:span text:style-name="T143"><text:tab/><text:tab/><text:tab/>x.isEven() -&gt; print(</text:span><text:span text:style-name="T158">"x is even"</text:span><text:span text:style-name="T143">) </text:span></text:p>
      <text:p text:style-name="P88"><text:span text:style-name="T143"><text:tab/><text:tab/><text:tab/></text:span><text:span text:style-name="T139">else</text:span><text:span text:style-name="T143"> -&gt; print(</text:span><text:span text:style-name="T158">"x is funny"</text:span><text:span text:style-name="T143">) }</text:span><text:span text:style-name="T144">Liberation Serif</text:span></text:p>
      <text:p text:style-name="P88"><text:span text:style-name="T143"><text:tab/> </text:span><text:span text:style-name="T150">For</text:span><text:span text:style-name="T149"> Expression</text:span></text:p>
      <text:p text:style-name="P89"><text:span text:style-name="T143"><text:tab/><text:tab/><text:tab/></text:span><text:span text:style-name="T139">for</text:span><text:span text:style-name="T143"> (item </text:span><text:span text:style-name="T139">in</text:span><text:span text:style-name="T143"> collection) print(item)</text:span></text:p>
      <text:p text:style-name="P89"><text:span text:style-name="T143"><text:tab/><text:tab/><text:tab/></text:span></text:p>
      <text:p text:style-name="P89"><text:span text:style-name="T143"><text:tab/><text:tab/><text:tab/></text:span><text:span text:style-name="T144">for(item: Int in ints){//...}</text:span></text:p>
      <text:p text:style-name="P89"><text:span text:style-name="T143"><text:tab/></text:span><text:span text:style-name="T151">While </text:span><text:span text:style-name="T149"><text:s/>Expression</text:span></text:p>
      <text:p text:style-name="P89"><text:span text:style-name="T149"><text:tab/></text:span></text:p>
      <text:p text:style-name="P90"><text:span text:style-name="T149"><text:tab/><text:tab/><text:tab/></text:span><text:span text:style-name="T141">while</text:span><text:span text:style-name="T149"> </text:span><text:span text:style-name="T147">(x</text:span><text:span text:style-name="T149"> </text:span><text:span text:style-name="T147">&gt;</text:span><text:span text:style-name="T149"> </text:span><text:span text:style-name="T157">0</text:span><text:span text:style-name="T147">)</text:span><text:span text:style-name="T149"> </text:span><text:span text:style-name="T147">{</text:span><text:span text:style-name="T149"> </text:span></text:p>
      <text:p text:style-name="P90"><text:span text:style-name="T149"><text:tab/><text:tab/><text:tab/></text:span><text:span text:style-name="T147">x--</text:span><text:span text:style-name="T149"> </text:span><text:span text:style-name="T147">}</text:span></text:p>
      <text:p text:style-name="P90"><text:span text:style-name="T147"/></text:p>
      <text:p text:style-name="P91"><text:span text:style-name="T147"><text:tab/><text:tab/><text:tab/></text:span><text:span text:style-name="T141">do</text:span><text:span text:style-name="T149"> </text:span><text:span text:style-name="T147">{</text:span><text:span text:style-name="T149"> </text:span></text:p>
      <text:p text:style-name="P91"><text:span text:style-name="T149"><text:tab/><text:tab/><text:tab/></text:span><text:span text:style-name="T141">val</text:span><text:span text:style-name="T149"> </text:span><text:span text:style-name="T147">y</text:span><text:span text:style-name="T149"> </text:span><text:span text:style-name="T147">=</text:span><text:span text:style-name="T149"> </text:span><text:span text:style-name="T147">retrieveData()</text:span></text:p>
      <text:p text:style-name="P91"><text:span text:style-name="T147"><text:tab/><text:tab/><text:tab/></text:span><text:span text:style-name="T149"> </text:span><text:span text:style-name="T147">}</text:span><text:span text:style-name="T149"> </text:span><text:span text:style-name="T141">while</text:span><text:span text:style-name="T149"> </text:span><text:span text:style-name="T147">(y</text:span><text:span text:style-name="T149"> </text:span><text:span text:style-name="T147">!=</text:span><text:span text:style-name="T149"> </text:span><text:span text:style-name="T141">null</text:span><text:span text:style-name="T147">)</text:span><text:span text:style-name="T149"> </text:span><text:span text:style-name="T154">// y is visible here!</text:span></text:p>
      <text:p text:style-name="P91"><text:soft-page-break/><text:span text:style-name="T154"/></text:p>
      <text:p text:style-name="P92"><text:span text:style-name="T154"><text:tab/><text:tab/></text:span><text:span text:style-name="T152">Return</text:span></text:p>
      <text:p text:style-name="P92"><text:span text:style-name="T152"><text:tab/><text:tab/><text:tab/></text:span><text:span text:style-name="T142">val</text:span><text:span text:style-name="T152"> </text:span><text:span text:style-name="T148">s</text:span><text:span text:style-name="T152"> </text:span><text:span text:style-name="T148">=</text:span><text:span text:style-name="T152"> </text:span><text:span text:style-name="T148">person.name</text:span><text:span text:style-name="T152"> </text:span><text:span text:style-name="T148">?:</text:span><text:span text:style-name="T152"> </text:span><text:span text:style-name="T142">retu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Consolas, Menlo, Courier, monospace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43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4:55:50.203731419</meta:creation-date>
    <dc:date>2017-07-22T17:30:25.873529772</dc:date>
    <meta:editing-duration>PT3H31M14S</meta:editing-duration>
    <meta:editing-cycles>170</meta:editing-cycles>
    <meta:generator>LibreOffice/4.4.3.2$Linux_X86_64 LibreOffice_project/40m0$Build-2</meta:generator>
    <meta:document-statistic meta:table-count="0" meta:image-count="0" meta:object-count="0" meta:page-count="8" meta:paragraph-count="219" meta:word-count="705" meta:character-count="5110" meta:non-whitespace-character-count="3685"/>
  </office:meta>
</office:document-meta>
</file>